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720464FBF37CFDE6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56cm, 11.524cm, 33.823cm, 11.62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8cm" svg:height="11.582cm" svg:x="0.3cm" svg:y="0.301cm">
          <draw:image xlink:href="Pictures/1000000000000BD000000FC0720464FBF37CFDE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29T07:46:06.928907031</dc:date>
    <meta:editing-duration>PT2M43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